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2">
          <table:table-cell/>
          <table:table-cell office:value-type="string">
            <text:p>theta</text:p>
          </table:table-cell>
          <table:table-cell/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2">
          <table:table-cell/>
          <table:table-cell office:value-type="float" office:value="90">
            <text:p>90</text:p>
          </table:table-cell>
          <table:table-cell/>
          <table:table-cell table:formula="of:=0" office:value-type="float" office:value="0">
            <text:p>0</text:p>
          </table:table-cell>
          <table:table-cell table:formula="of:=-PI()/16" office:value-type="float" office:value="-0.196349540849362">
            <text:p>-0.1963495408493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q1</text:p>
          </table:table-cell>
          <table:table-cell table:formula="of:=[.D2]*SIN([.B2]/2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q2</text:p>
          </table:table-cell>
          <table:table-cell table:style-name="ce1" table:formula="of:=[.E2]*SIN([.B2]/2)" office:value-type="float" office:value="-0.167074516349378">
            <text:p>-0.167074516349378</text:p>
          </table:table-cell>
          <table:table-cell table:number-columns-repeated="4"/>
        </table:table-row>
        <table:table-row table:style-name="ro2">
          <table:table-cell office:value-type="string">
            <text:p>q3</text:p>
          </table:table-cell>
          <table:table-cell table:style-name="ce1" table:formula="of:=[.F2]*COS([.E2]/2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q4</text:p>
          </table:table-cell>
          <table:table-cell table:style-name="ce1" table:formula="of:=COS([.B2]/2)" office:value-type="float" office:value="0.52532198881773">
            <text:p>0.52532198881773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B12]*[.B12]+[.B13]*[.B13]+[.B14]*[.B14]+[.B15]*[.B15]" office:value-type="float" office:value="1">
            <text:p>1</text:p>
          </table:table-cell>
          <table:table-cell table:number-columns-repeated="2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>
            <text:p>q1</text:p>
          </table:table-cell>
          <table:table-cell table:formula="of:=SIN([.D2]/2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q2</text:p>
          </table:table-cell>
          <table:table-cell table:formula="of:=SIN([.E2]/2)" office:value-type="float" office:value="-0.0980171403295606">
            <text:p>-0.0980171403295606</text:p>
          </table:table-cell>
          <table:table-cell table:number-columns-repeated="4"/>
        </table:table-row>
        <table:table-row table:style-name="ro2">
          <table:table-cell office:value-type="string">
            <text:p>q3</text:p>
          </table:table-cell>
          <table:table-cell table:formula="of:=SIN([.F2]/2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q4</text:p>
          </table:table-cell>
          <table:table-cell table:formula="of:=COS(([.D2]+[.E2]+[.F2])/2)" office:value-type="float" office:value="0.995184726672197">
            <text:p>0.99518472667219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18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3-21T12:20:28</meta:creation-date>
    <dc:date>2011-04-20T18:59:35</dc:date>
    <dc:creator>Oleg Iegorov</dc:creator>
    <meta:editing-duration>PT15H06M29S</meta:editing-duration>
    <meta:editing-cycles>5</meta:editing-cycles>
    <meta:generator>OpenOffice.org/3.2$Linux OpenOffice.org_project/320m12$Build-9483</meta:generator>
    <meta:document-statistic meta:table-count="3" meta:cell-count="25" meta:object-count="0"/>
  </office:meta>
</office:document-meta>
</file>